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29 Sep 2019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and observation list search for 2.21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67</meta:editing-cycles>
    <dc:date>2019-09-29T20:11:57</dc:date>
    <meta:editing-duration>PT18H47M26S</meta:editing-duration>
    <meta:document-statistic meta:table-count="1" meta:image-count="0" meta:object-count="0" meta:page-count="2" meta:paragraph-count="60" meta:word-count="263" meta:character-count="1588"/>
  </office:meta>
</office:document-meta>
</file>